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Initials</text:p>
          </table:table-cell>
          <table:table-cell office:value-type="string" calcext:value-type="string">
            <text:p>Group (V = video, H = hand)</text:p>
          </table:table-cell>
          <table:table-cell office:value-type="string" calcext:value-type="string">
            <text:p>Easier shapes</text:p>
          </table:table-cell>
          <table:table-cell office:value-type="string" calcext:value-type="string">
            <text:p>Easier operations</text:p>
          </table:table-cell>
          <table:table-cell office:value-type="string" calcext:value-type="string">
            <text:p>Method (0 = never thought about hand, 10 = always thought about hand)</text:p>
          </table:table-cell>
          <table:table-cell office:value-type="string" calcext:value-type="string">
            <text:p>Transformation or just end product? (0 = just ends, 10 = always saw whole operation)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'ab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rter, fewer arms, fewer turn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'aj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n flat plane</text:p>
          </table:table-cell>
          <table:table-cell office:value-type="string" calcext:value-type="string">
            <text:p>L/R &gt; B &gt; 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'ap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wer arms</text:p>
          </table:table-cell>
          <table:table-cell office:value-type="string" calcext:value-type="string">
            <text:p>F/B &gt; L/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ly imagined hand for L/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'aw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/B &gt; L/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'cb'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'cz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rd to describe</text:p>
          </table:table-cell>
          <table:table-cell office:value-type="string" calcext:value-type="string">
            <text:p>F/B &gt; L/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'dm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wer twists</text:p>
          </table:table-cell>
          <table:table-cell office:value-type="string" calcext:value-type="string">
            <text:p>F/B &gt; L/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ked playing with legos as kid – kinesthetic learner?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'eg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apes they couldn't nam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gnized and “named” some patter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'gb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ieces hanging off at end</text:p>
          </table:table-cell>
          <table:table-cell office:value-type="string" calcext:value-type="string">
            <text:p>F/B &gt; L/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agined ends first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'jl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 &gt; L &gt; F/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'kc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tly on one plane</text:p>
          </table:table-cell>
          <table:table-cell office:value-type="string" calcext:value-type="string">
            <text:p>F/B &gt; L/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st counted blocks until halfway through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'kh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latter shapes</text:p>
          </table:table-cell>
          <table:table-cell office:value-type="string" calcext:value-type="string">
            <text:p>F/B &gt; R &gt; 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tched to verbal strategies halfway b/c faster. Only visualized one point moving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'ksc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ust one block sticking up</text:p>
          </table:table-cell>
          <table:table-cell office:value-type="string" calcext:value-type="string">
            <text:p>F/B &gt; L/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st saw pieces of the models turning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'lm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apes that didn't have parts hidden</text:p>
          </table:table-cell>
          <table:table-cell office:value-type="string" calcext:value-type="string">
            <text:p>R/B &gt; L/F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ought of it verbally until run 6, Didn't think of had b/c thought it would be distracting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'md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stly on one plane</text:p>
          </table:table-cell>
          <table:table-cell office:value-type="string" calcext:value-type="string">
            <text:p>L/R &gt; F/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'ng'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'rh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/B &gt; L/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ualized a cube around the fixation point and rotated tha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'rl'</text:p>
          </table:table-cell>
          <table:table-cell office:value-type="string" calcext:value-type="string">
            <text:p>V</text:p>
          </table:table-cell>
          <table:table-cell table:style-name="ce2" office:value-type="string" calcext:value-type="string">
            <text:p>** no debriefing form **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'sl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/o corner coming out</text:p>
          </table:table-cell>
          <table:table-cell office:value-type="string" calcext:value-type="string">
            <text:p>F/B &gt; L/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so used verbal strategi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'syk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dn't specify</text:p>
          </table:table-cell>
          <table:table-cell office:value-type="string" calcext:value-type="string">
            <text:p>L/R &gt; F/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'tm'</text:p>
          </table:table-cell>
          <table:table-cell office:value-type="string" calcext:value-type="string">
            <text:p>H</text:p>
          </table:table-cell>
          <table:table-cell table:style-name="Default" office:value-type="string" calcext:value-type="string">
            <text:p>** no debriefing form **</text:p>
          </table:table-cell>
          <table:table-cell table:style-name="Default" table:number-columns-repeated="4"/>
          <table:table-cell table:number-columns-repeated="1016"/>
        </table:table-row>
        <table:table-row table:style-name="ro7">
          <table:table-cell office:value-type="string" calcext:value-type="string">
            <text:p>'yc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tly on one plane, or two planes</text:p>
          </table:table-cell>
          <table:table-cell office:value-type="string" calcext:value-type="string">
            <text:p>L/R &gt; F/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bal strategies: 50% Korean, 40% English, 10% Japanese. Classified and simplified figures in mind. Used vector cross products for L/R (?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'yj'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'yz'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/B/R &gt;&gt; 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ght of it as a whole object more toward the end (helpful)</text:p>
          </table:table-cell>
          <table:table-cell table:number-columns-repeated="1016"/>
        </table:table-row>
        <table:table-row table:style-name="ro3" table:number-rows-repeated="104855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1:45:01.421741726</meta:creation-date>
    <dc:date>2014-12-02T13:31:31.154753825</dc:date>
    <meta:editing-duration>PT1H8S</meta:editing-duration>
    <meta:editing-cycles>2</meta:editing-cycles>
    <meta:generator>LibreOffice/4.2.7.2$Linux_X86_64 LibreOffice_project/420m0$Build-2</meta:generator>
    <meta:document-statistic meta:table-count="1" meta:cell-count="157" meta:object-count="0"/>
  </office:meta>
</office:document-meta>
</file>